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7.21mm"/>
    </style:style>
    <style:style style:name="co4" style:family="table-column">
      <style:table-column-properties fo:break-before="auto" style:column-width="11.54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9.54mm"/>
    </style:style>
    <style:style style:name="co7" style:family="table-column">
      <style:table-column-properties fo:break-before="auto" style:column-width="9.75mm"/>
    </style:style>
    <style:style style:name="co8" style:family="table-column">
      <style:table-column-properties fo:break-before="auto" style:column-width="24.18mm"/>
    </style:style>
    <style:style style:name="co9" style:family="table-column">
      <style:table-column-properties fo:break-before="auto" style:column-width="7.85mm"/>
    </style:style>
    <style:style style:name="co10" style:family="table-column">
      <style:table-column-properties fo:break-before="auto" style:column-width="7.43mm"/>
    </style:style>
    <style:style style:name="co11" style:family="table-column">
      <style:table-column-properties fo:break-before="auto" style:column-width="7.64mm"/>
    </style:style>
    <style:style style:name="co12" style:family="table-column">
      <style:table-column-properties fo:break-before="auto" style:column-width="8.91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8.06mm"/>
    </style:style>
    <style:style style:name="co15" style:family="table-column">
      <style:table-column-properties fo:break-before="auto" style:column-width="8.7mm"/>
    </style:style>
    <style:style style:name="co16" style:family="table-column">
      <style:table-column-properties fo:break-before="auto" style:column-width="8.2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/>
    </style:style>
    <style:style style:name="ce12" style:family="table-cell" style:parent-style-name="Default" style:data-style-name="N110">
      <style:table-cell-properties fo:border="1.25pt solid #000000"/>
    </style:style>
    <style:style style:name="ce2" style:family="table-cell" style:parent-style-name="Default">
      <style:table-cell-properties fo:border="1.25pt solid #000000"/>
    </style:style>
    <style:style style:name="ce4" style:family="table-cell" style:parent-style-name="Default" style:data-style-name="N109">
      <style:table-cell-properties fo:border="1.25pt solid #000000"/>
    </style:style>
    <style:style style:name="ce9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6" style:family="table-cell" style:parent-style-name="Default" style:data-style-name="N110">
      <style:table-cell-properties fo:border="1.25pt solid #000000"/>
    </style:style>
    <style:style style:name="ce14" style:family="table-cell" style:parent-style-name="Default">
      <style:table-cell-properties style:text-align-source="fix" style:repeat-content="false" fo:border="1.25pt solid #000000"/>
      <style:paragraph-properties fo:text-align="center" fo:margin-left="0mm"/>
    </style:style>
    <style:style style:name="ce15" style:family="table-cell" style:parent-style-name="Default">
      <style:table-cell-properties fo:border="1.25pt solid #000000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="1.25pt solid #000000"/>
    </style:style>
    <style:style style:name="ce19" style:family="table-cell" style:parent-style-name="Default" style:data-style-name="N110">
      <style:table-cell-properties fo:border="1.25pt solid #000000"/>
    </style:style>
  </office:automatic-styles>
  <office:body>
    <office:spreadsheet>
      <table:calculation-settings table:automatic-find-labels="false" table:use-regular-expressions="false" table:use-wildcards="true"/>
      <table:table table:name="regra_ponto_medio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formula="of:=([.B2]-[.A2])/[.A5]" office:value-type="float" office:value="1" calcext:value-type="float" table:number-columns-spanned="1" table:number-rows-spanned="2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5]+1" office:value-type="float" office:value="1" calcext:value-type="float">
            <text:p>1</text:p>
          </table:table-cell>
          <table:table-cell table:formula="of:=[.D5]+[.$A$5]" office:value-type="float" office:value="1" calcext:value-type="float">
            <text:p>1</text:p>
          </table:table-cell>
          <table:table-cell table:formula="of:=([.E5]*(1 - [.$A$5]/2) + [.$A$5])/(1 + [.$A$5]/2)" office:value-type="float" office:value="0.666666666666667" calcext:value-type="float">
            <text:p>0,666666667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17" office:value-type="float" office:value="0.5" calcext:value-type="float" table:number-columns-spanned="1" table:number-rows-spanned="3">
            <text:p>0,5</text:p>
          </table:table-cell>
          <table:table-cell table:style-name="ce17" table:formula="of:=([.B2]-[.A2])/[.A9]" office:value-type="float" office:value="2" calcext:value-type="float" table:number-columns-spanned="1" table:number-rows-spanned="3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9]+1" office:value-type="float" office:value="1" calcext:value-type="float">
            <text:p>1</text:p>
          </table:table-cell>
          <table:table-cell table:formula="of:=[.D9]+[.$A$9]" office:value-type="float" office:value="0.5" calcext:value-type="float">
            <text:p>0,5</text:p>
          </table:table-cell>
          <table:table-cell table:formula="of:=([.E9]*(1 - [.$A$9]/2) + [.$A$9])/(1 + [.$A$9]/2)" office:value-type="float" office:value="0.4" calcext:value-type="float">
            <text:p>0,4000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10]+1" office:value-type="float" office:value="2" calcext:value-type="float">
            <text:p>2</text:p>
          </table:table-cell>
          <table:table-cell table:formula="of:=[.D10]+[.$A$9]" office:value-type="float" office:value="1" calcext:value-type="float">
            <text:p>1</text:p>
          </table:table-cell>
          <table:table-cell table:formula="of:=-2*[.$A$9]*[.E10]+[.E9]+2*[.$A$9]" office:value-type="float" office:value="0.6" calcext:value-type="float">
            <text:p>0,600000000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17" office:value-type="float" office:value="0.25" calcext:value-type="float" table:number-columns-spanned="1" table:number-rows-spanned="5">
            <text:p>0,25</text:p>
          </table:table-cell>
          <table:table-cell table:style-name="ce17" table:formula="of:=([.B2]-[.A2])/[.A14]" office:value-type="float" office:value="4" calcext:value-type="float" table:number-columns-spanned="1" table:number-rows-spanned="5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0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14]+1" office:value-type="float" office:value="1" calcext:value-type="float">
            <text:p>1</text:p>
          </table:table-cell>
          <table:table-cell table:formula="of:=[.D14]+[.$A$14]" office:value-type="float" office:value="0.25" calcext:value-type="float">
            <text:p>0,25</text:p>
          </table:table-cell>
          <table:table-cell table:formula="of:=([.E14]*(1 - [.$A$14]/2) + [.$A$14])/(1 + [.$A$14]/2)" office:value-type="float" office:value="0.222222222222222" calcext:value-type="float">
            <text:p>0,222222222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15]+1" office:value-type="float" office:value="2" calcext:value-type="float">
            <text:p>2</text:p>
          </table:table-cell>
          <table:table-cell table:formula="of:=[.D15]+[.$A$14]" office:value-type="float" office:value="0.5" calcext:value-type="float">
            <text:p>0,5</text:p>
          </table:table-cell>
          <table:table-cell table:formula="of:=-2*[.$A$14]*[.E15]+[.E14]+2*[.$A$14]" office:value-type="float" office:value="0.388888888888889" calcext:value-type="float">
            <text:p>0,388888889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16]+1" office:value-type="float" office:value="3" calcext:value-type="float">
            <text:p>3</text:p>
          </table:table-cell>
          <table:table-cell table:formula="of:=[.D16]+[.$A$14]" office:value-type="float" office:value="0.75" calcext:value-type="float">
            <text:p>0,75</text:p>
          </table:table-cell>
          <table:table-cell table:formula="of:=-2*[.$A$14]*[.E16]+[.E15]+2*[.$A$14]" office:value-type="float" office:value="0.527777777777778" calcext:value-type="float">
            <text:p>0,527777778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17]+1" office:value-type="float" office:value="4" calcext:value-type="float">
            <text:p>4</text:p>
          </table:table-cell>
          <table:table-cell table:formula="of:=[.D17]+[.$A$14]" office:value-type="float" office:value="1" calcext:value-type="float">
            <text:p>1</text:p>
          </table:table-cell>
          <table:table-cell table:formula="of:=-2*[.$A$14]*[.E17]+[.E16]+2*[.$A$14]" office:value-type="float" office:value="0.625" calcext:value-type="float">
            <text:p>0,625000000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table:style-name="ce17" office:value-type="float" office:value="0.125" calcext:value-type="float" table:number-columns-spanned="1" table:number-rows-spanned="9">
            <text:p>0,125</text:p>
          </table:table-cell>
          <table:table-cell table:style-name="ce17" table:formula="of:=([.B2]-[.A2])/[.A21]" office:value-type="float" office:value="8" calcext:value-type="float" table:number-columns-spanned="1" table:number-rows-spanned="9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1]+1" office:value-type="float" office:value="1" calcext:value-type="float">
            <text:p>1</text:p>
          </table:table-cell>
          <table:table-cell table:formula="of:=[.D21]+[.$A$21]" office:value-type="float" office:value="0.125" calcext:value-type="float">
            <text:p>0,125</text:p>
          </table:table-cell>
          <table:table-cell table:formula="of:=([.E21]*(1 - [.$A$21]/2) + [.$A$21])/(1 + [.$A$21]/2)" office:value-type="float" office:value="0.117647058823529" calcext:value-type="float">
            <text:p>0,117647059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2]+1" office:value-type="float" office:value="2" calcext:value-type="float">
            <text:p>2</text:p>
          </table:table-cell>
          <table:table-cell table:formula="of:=[.D22]+[.$A$21]" office:value-type="float" office:value="0.25" calcext:value-type="float">
            <text:p>0,25</text:p>
          </table:table-cell>
          <table:table-cell table:formula="of:=-2*[.$A$21]*[.E22]+[.E21]+2*[.$A$21]" office:value-type="float" office:value="0.220588235294118" calcext:value-type="float">
            <text:p>0,220588235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3]+1" office:value-type="float" office:value="3" calcext:value-type="float">
            <text:p>3</text:p>
          </table:table-cell>
          <table:table-cell table:formula="of:=[.D23]+[.$A$21]" office:value-type="float" office:value="0.375" calcext:value-type="float">
            <text:p>0,375</text:p>
          </table:table-cell>
          <table:table-cell table:formula="of:=-2*[.$A$21]*[.E23]+[.E22]+2*[.$A$21]" office:value-type="float" office:value="0.3125" calcext:value-type="float">
            <text:p>0,3125000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4]+1" office:value-type="float" office:value="4" calcext:value-type="float">
            <text:p>4</text:p>
          </table:table-cell>
          <table:table-cell table:formula="of:=[.D24]+[.$A$21]" office:value-type="float" office:value="0.5" calcext:value-type="float">
            <text:p>0,5</text:p>
          </table:table-cell>
          <table:table-cell table:formula="of:=-2*[.$A$21]*[.E24]+[.E23]+2*[.$A$21]" office:value-type="float" office:value="0.392463235294118" calcext:value-type="float">
            <text:p>0,392463235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5]+1" office:value-type="float" office:value="5" calcext:value-type="float">
            <text:p>5</text:p>
          </table:table-cell>
          <table:table-cell table:formula="of:=[.D25]+[.$A$21]" office:value-type="float" office:value="0.625" calcext:value-type="float">
            <text:p>0,625</text:p>
          </table:table-cell>
          <table:table-cell table:formula="of:=-2*[.$A$21]*[.E25]+[.E24]+2*[.$A$21]" office:value-type="float" office:value="0.464384191176471" calcext:value-type="float">
            <text:p>0,464384191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6]+1" office:value-type="float" office:value="6" calcext:value-type="float">
            <text:p>6</text:p>
          </table:table-cell>
          <table:table-cell table:formula="of:=[.D26]+[.$A$21]" office:value-type="float" office:value="0.75" calcext:value-type="float">
            <text:p>0,75</text:p>
          </table:table-cell>
          <table:table-cell table:formula="of:=-2*[.$A$21]*[.E26]+[.E25]+2*[.$A$21]" office:value-type="float" office:value="0.5263671875" calcext:value-type="float">
            <text:p>0,526367188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7]+1" office:value-type="float" office:value="7" calcext:value-type="float">
            <text:p>7</text:p>
          </table:table-cell>
          <table:table-cell table:formula="of:=[.D27]+[.$A$21]" office:value-type="float" office:value="0.875" calcext:value-type="float">
            <text:p>0,875</text:p>
          </table:table-cell>
          <table:table-cell table:formula="of:=-2*[.$A$21]*[.E27]+[.E26]+2*[.$A$21]" office:value-type="float" office:value="0.582792394301471" calcext:value-type="float">
            <text:p>0,582792394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formula="of:=[.C28]+1" office:value-type="float" office:value="8" calcext:value-type="float">
            <text:p>8</text:p>
          </table:table-cell>
          <table:table-cell table:formula="of:=[.D28]+[.$A$21]" office:value-type="float" office:value="1" calcext:value-type="float">
            <text:p>1</text:p>
          </table:table-cell>
          <table:table-cell table:formula="of:=-2*[.$A$21]*[.E28]+[.E27]+2*[.$A$21]" office:value-type="float" office:value="0.630669088924632" calcext:value-type="float">
            <text:p>0,630669089</text:p>
          </table:table-cell>
          <table:table-cell table:number-columns-repeated="16"/>
        </table:table-row>
      </table:table>
      <table:table table:name="regra_1_3_simpson" table:style-name="ta1">
        <table:table-column table:style-name="co17" table:number-columns-repeated="4" table:default-cell-style-name="ce15"/>
        <table:table-column table:style-name="co17" table:default-cell-style-name="ce18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formula="of:=([.B2]-[.A2])/[.A5]" office:value-type="float" office:value="1" calcext:value-type="float" table:number-columns-spanned="1" table:number-rows-spanned="2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5]+1" office:value-type="float" office:value="1" calcext:value-type="float">
            <text:p>1</text:p>
          </table:table-cell>
          <table:table-cell table:formula="of:=[.D5]+[.$A$5]" office:value-type="float" office:value="1" calcext:value-type="float">
            <text:p>1</text:p>
          </table:table-cell>
          <table:table-cell table:formula="of:=([.E5]*(1 - [.$A$5]/2) + [.$A$5])/(1 + [.$A$5]/2)" office:value-type="float" office:value="0.666666666666667" calcext:value-type="float">
            <text:p>0,66666666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5" calcext:value-type="float" table:number-columns-spanned="1" table:number-rows-spanned="3">
            <text:p>0,5</text:p>
          </table:table-cell>
          <table:table-cell table:style-name="ce17" table:formula="of:=([.B2]-[.A2])/[.A9]" office:value-type="float" office:value="2" calcext:value-type="float" table:number-columns-spanned="1" table:number-rows-spanned="3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9]+1" office:value-type="float" office:value="1" calcext:value-type="float">
            <text:p>1</text:p>
          </table:table-cell>
          <table:table-cell table:formula="of:=[.D9]+[.$A$9]" office:value-type="float" office:value="0.5" calcext:value-type="float">
            <text:p>0,5</text:p>
          </table:table-cell>
          <table:table-cell table:formula="of:=([.E9]*(1 - [.$A$9]/2) + [.$A$9])/(1 + [.$A$9]/2)" office:value-type="float" office:value="0.4" calcext:value-type="float">
            <text:p>0,400000000</text:p>
          </table:table-cell>
        </table:table-row>
        <table:table-row table:style-name="ro1">
          <table:covered-table-cell table:number-columns-repeated="2"/>
          <table:table-cell table:formula="of:=[.C10]+1" office:value-type="float" office:value="2" calcext:value-type="float">
            <text:p>2</text:p>
          </table:table-cell>
          <table:table-cell table:formula="of:=[.D10]+[.$A$9]" office:value-type="float" office:value="1" calcext:value-type="float">
            <text:p>1</text:p>
          </table:table-cell>
          <table:table-cell table:formula="of:=(-4/3*[.$A$9]*[.E10]+(1 - [.$A$9]/3)*[.E9] + 2*[.$A$9])/(1 + [.$A$9]/3)" office:value-type="float" office:value="0.628571428571429" calcext:value-type="float">
            <text:p>0,62857142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25" calcext:value-type="float" table:number-columns-spanned="1" table:number-rows-spanned="5">
            <text:p>0,25</text:p>
          </table:table-cell>
          <table:table-cell table:style-name="ce17" table:formula="of:=([.B2]-[.A2])/[.A14]" office:value-type="float" office:value="4" calcext:value-type="float" table:number-columns-spanned="1" table:number-rows-spanned="5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14]+1" office:value-type="float" office:value="1" calcext:value-type="float">
            <text:p>1</text:p>
          </table:table-cell>
          <table:table-cell table:formula="of:=[.D14]+[.$A$14]" office:value-type="float" office:value="0.25" calcext:value-type="float">
            <text:p>0,25</text:p>
          </table:table-cell>
          <table:table-cell table:formula="of:=([.E14]*(1 - [.$A$14]/2) + [.$A$14])/(1 + [.$A$14]/2)" office:value-type="float" office:value="0.222222222222222" calcext:value-type="float">
            <text:p>0,222222222</text:p>
          </table:table-cell>
        </table:table-row>
        <table:table-row table:style-name="ro1">
          <table:covered-table-cell table:number-columns-repeated="2"/>
          <table:table-cell table:formula="of:=[.C15]+1" office:value-type="float" office:value="2" calcext:value-type="float">
            <text:p>2</text:p>
          </table:table-cell>
          <table:table-cell table:formula="of:=[.D15]+[.$A$14]" office:value-type="float" office:value="0.5" calcext:value-type="float">
            <text:p>0,5</text:p>
          </table:table-cell>
          <table:table-cell table:formula="of:=(-4/3*[.$A$14]*[.E15]+(1 - [.$A$14]/3)*[.E14] + 2*[.$A$14])/(1 + [.$A$14]/3)" office:value-type="float" office:value="0.393162393162393" calcext:value-type="float">
            <text:p>0,393162393</text:p>
          </table:table-cell>
        </table:table-row>
        <table:table-row table:style-name="ro1">
          <table:covered-table-cell table:number-columns-repeated="2"/>
          <table:table-cell table:formula="of:=[.C16]+1" office:value-type="float" office:value="3" calcext:value-type="float">
            <text:p>3</text:p>
          </table:table-cell>
          <table:table-cell table:formula="of:=[.D16]+[.$A$14]" office:value-type="float" office:value="0.75" calcext:value-type="float">
            <text:p>0,75</text:p>
          </table:table-cell>
          <table:table-cell table:formula="of:=(-4/3*[.$A$14]*[.E16]+(1 - [.$A$14]/3)*[.E15] + 2*[.$A$14])/(1 + [.$A$14]/3)" office:value-type="float" office:value="0.528599605522683" calcext:value-type="float">
            <text:p>0,528599606</text:p>
          </table:table-cell>
        </table:table-row>
        <table:table-row table:style-name="ro1">
          <table:covered-table-cell table:number-columns-repeated="2"/>
          <table:table-cell table:formula="of:=[.C17]+1" office:value-type="float" office:value="4" calcext:value-type="float">
            <text:p>4</text:p>
          </table:table-cell>
          <table:table-cell table:formula="of:=[.D17]+[.$A$14]" office:value-type="float" office:value="1" calcext:value-type="float">
            <text:p>1</text:p>
          </table:table-cell>
          <table:table-cell table:formula="of:=(-4/3*[.$A$14]*[.E17]+(1 - [.$A$14]/3)*[.E16] + 2*[.$A$14])/(1 + [.$A$14]/3)" office:value-type="float" office:value="0.631568300207354" calcext:value-type="float">
            <text:p>0,6315683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25" calcext:value-type="float" table:number-columns-spanned="1" table:number-rows-spanned="9">
            <text:p>0,125</text:p>
          </table:table-cell>
          <table:table-cell table:style-name="ce17" table:formula="of:=([.B2]-[.A2])/[.A21]" office:value-type="float" office:value="8" calcext:value-type="float" table:number-columns-spanned="1" table:number-rows-spanned="9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21]+1" office:value-type="float" office:value="1" calcext:value-type="float">
            <text:p>1</text:p>
          </table:table-cell>
          <table:table-cell table:formula="of:=[.D21]+[.$A$21]" office:value-type="float" office:value="0.125" calcext:value-type="float">
            <text:p>0,125</text:p>
          </table:table-cell>
          <table:table-cell table:formula="of:=([.E21]*(1 - [.$A$21]/2) + [.$A$21])/(1 + [.$A$21]/2)" office:value-type="float" office:value="0.117647058823529" calcext:value-type="float">
            <text:p>0,117647059</text:p>
          </table:table-cell>
        </table:table-row>
        <table:table-row table:style-name="ro1">
          <table:covered-table-cell table:number-columns-repeated="2"/>
          <table:table-cell table:formula="of:=[.C22]+1" office:value-type="float" office:value="2" calcext:value-type="float">
            <text:p>2</text:p>
          </table:table-cell>
          <table:table-cell table:formula="of:=[.D22]+[.$A$21]" office:value-type="float" office:value="0.25" calcext:value-type="float">
            <text:p>0,25</text:p>
          </table:table-cell>
          <table:table-cell table:formula="of:=(-4/3*[.$A$21]*[.E22]+(1 - [.$A$21]/3)*[.E21] + 2*[.$A$21])/(1 + [.$A$21]/3)" office:value-type="float" office:value="0.221176470588235" calcext:value-type="float">
            <text:p>0,221176471</text:p>
          </table:table-cell>
        </table:table-row>
        <table:table-row table:style-name="ro1">
          <table:covered-table-cell table:number-columns-repeated="2"/>
          <table:table-cell table:formula="of:=[.C23]+1" office:value-type="float" office:value="3" calcext:value-type="float">
            <text:p>3</text:p>
          </table:table-cell>
          <table:table-cell table:formula="of:=[.D23]+[.$A$21]" office:value-type="float" office:value="0.375" calcext:value-type="float">
            <text:p>0,375</text:p>
          </table:table-cell>
          <table:table-cell table:formula="of:=(-4/3*[.$A$21]*[.E23]+(1 - [.$A$21]/3)*[.E22] + 2*[.$A$21])/(1 + [.$A$21]/3)" office:value-type="float" office:value="0.312847058823529" calcext:value-type="float">
            <text:p>0,312847059</text:p>
          </table:table-cell>
        </table:table-row>
        <table:table-row table:style-name="ro1">
          <table:covered-table-cell table:number-columns-repeated="2"/>
          <table:table-cell table:formula="of:=[.C24]+1" office:value-type="float" office:value="4" calcext:value-type="float">
            <text:p>4</text:p>
          </table:table-cell>
          <table:table-cell table:formula="of:=[.D24]+[.$A$21]" office:value-type="float" office:value="0.5" calcext:value-type="float">
            <text:p>0,5</text:p>
          </table:table-cell>
          <table:table-cell table:formula="of:=(-4/3*[.$A$21]*[.E24]+(1 - [.$A$21]/3)*[.E23] + 2*[.$A$21])/(1 + [.$A$21]/3)" office:value-type="float" office:value="0.393426823529412" calcext:value-type="float">
            <text:p>0,393426824</text:p>
          </table:table-cell>
        </table:table-row>
        <table:table-row table:style-name="ro1">
          <table:covered-table-cell table:number-columns-repeated="2"/>
          <table:table-cell table:formula="of:=[.C25]+1" office:value-type="float" office:value="5" calcext:value-type="float">
            <text:p>5</text:p>
          </table:table-cell>
          <table:table-cell table:formula="of:=[.D25]+[.$A$21]" office:value-type="float" office:value="0.625" calcext:value-type="float">
            <text:p>0,625</text:p>
          </table:table-cell>
          <table:table-cell table:formula="of:=(-4/3*[.$A$21]*[.E25]+(1 - [.$A$21]/3)*[.E24] + 2*[.$A$21])/(1 + [.$A$21]/3)" office:value-type="float" office:value="0.464871002352941" calcext:value-type="float">
            <text:p>0,464871002</text:p>
          </table:table-cell>
        </table:table-row>
        <table:table-row table:style-name="ro1">
          <table:covered-table-cell table:number-columns-repeated="2"/>
          <table:table-cell table:formula="of:=[.C26]+1" office:value-type="float" office:value="6" calcext:value-type="float">
            <text:p>6</text:p>
          </table:table-cell>
          <table:table-cell table:formula="of:=[.D26]+[.$A$21]" office:value-type="float" office:value="0.75" calcext:value-type="float">
            <text:p>0,75</text:p>
          </table:table-cell>
          <table:table-cell table:formula="of:=(-4/3*[.$A$21]*[.E26]+(1 - [.$A$21]/3)*[.E25] + 2*[.$A$21])/(1 + [.$A$21]/3)" office:value-type="float" office:value="0.527573317270588" calcext:value-type="float">
            <text:p>0,527573317</text:p>
          </table:table-cell>
        </table:table-row>
        <table:table-row table:style-name="ro1">
          <table:covered-table-cell table:number-columns-repeated="2"/>
          <table:table-cell table:formula="of:=[.C27]+1" office:value-type="float" office:value="7" calcext:value-type="float">
            <text:p>7</text:p>
          </table:table-cell>
          <table:table-cell table:formula="of:=[.D27]+[.$A$21]" office:value-type="float" office:value="0.875" calcext:value-type="float">
            <text:p>0,875</text:p>
          </table:table-cell>
          <table:table-cell table:formula="of:=(-4/3*[.$A$21]*[.E27]+(1 - [.$A$21]/3)*[.E26] + 2*[.$A$21])/(1 + [.$A$21]/3)" office:value-type="float" office:value="0.583269591401412" calcext:value-type="float">
            <text:p>0,583269591</text:p>
          </table:table-cell>
        </table:table-row>
        <table:table-row table:style-name="ro1">
          <table:covered-table-cell table:number-columns-repeated="2"/>
          <table:table-cell table:formula="of:=[.C28]+1" office:value-type="float" office:value="8" calcext:value-type="float">
            <text:p>8</text:p>
          </table:table-cell>
          <table:table-cell table:formula="of:=[.D28]+[.$A$21]" office:value-type="float" office:value="1" calcext:value-type="float">
            <text:p>1</text:p>
          </table:table-cell>
          <table:table-cell table:formula="of:=(-4/3*[.$A$21]*[.E28]+(1 - [.$A$21]/3)*[.E27] + 2*[.$A$21])/(1 + [.$A$21]/3)" office:value-type="float" office:value="0.632044317264715" calcext:value-type="float">
            <text:p>0,63204431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" calcext:value-type="float" table:number-columns-spanned="1" table:number-rows-spanned="11">
            <text:p>0,1</text:p>
          </table:table-cell>
          <table:table-cell table:style-name="ce17" table:formula="of:=([.B2]-[.A2])/[.A32]" office:value-type="float" office:value="10" calcext:value-type="float" table:number-columns-spanned="1" table:number-rows-spanned="11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32]+1" office:value-type="float" office:value="1" calcext:value-type="float">
            <text:p>1</text:p>
          </table:table-cell>
          <table:table-cell table:formula="of:=[.D32]+[.$A$32]" office:value-type="float" office:value="0.1" calcext:value-type="float">
            <text:p>0,1</text:p>
          </table:table-cell>
          <table:table-cell table:formula="of:=([.E32]*(1 - [.$A$32]/2) + [.$A$32])/(1 + [.$A$32]/2)" office:value-type="float" office:value="0.0952380952380952" calcext:value-type="float">
            <text:p>0,095238095</text:p>
          </table:table-cell>
        </table:table-row>
        <table:table-row table:style-name="ro1">
          <table:covered-table-cell table:number-columns-repeated="2"/>
          <table:table-cell table:formula="of:=[.C33]+1" office:value-type="float" office:value="2" calcext:value-type="float">
            <text:p>2</text:p>
          </table:table-cell>
          <table:table-cell table:formula="of:=[.D33]+[.$A$32]" office:value-type="float" office:value="0.2" calcext:value-type="float">
            <text:p>0,2</text:p>
          </table:table-cell>
          <table:table-cell table:formula="of:=(-4/3*[.$A$32]*[.E33]+(1 - [.$A$32]/3)*[.E32] + 2*[.$A$32])/(1 + [.$A$32]/3)" office:value-type="float" office:value="0.181259600614439" calcext:value-type="float">
            <text:p>0,181259601</text:p>
          </table:table-cell>
        </table:table-row>
        <table:table-row table:style-name="ro1">
          <table:covered-table-cell table:number-columns-repeated="2"/>
          <table:table-cell table:formula="of:=[.C34]+1" office:value-type="float" office:value="3" calcext:value-type="float">
            <text:p>3</text:p>
          </table:table-cell>
          <table:table-cell table:formula="of:=[.D34]+[.$A$32]" office:value-type="float" office:value="0.3" calcext:value-type="float">
            <text:p>0,3</text:p>
          </table:table-cell>
          <table:table-cell table:formula="of:=(-4/3*[.$A$32]*[.E34]+(1 - [.$A$32]/3)*[.E33] + 2*[.$A$32])/(1 + [.$A$32]/3)" office:value-type="float" office:value="0.259253753530548" calcext:value-type="float">
            <text:p>0,259253754</text:p>
          </table:table-cell>
        </table:table-row>
        <table:table-row table:style-name="ro1">
          <table:covered-table-cell table:number-columns-repeated="2"/>
          <table:table-cell table:formula="of:=[.C35]+1" office:value-type="float" office:value="4" calcext:value-type="float">
            <text:p>4</text:p>
          </table:table-cell>
          <table:table-cell table:formula="of:=[.D35]+[.$A$32]" office:value-type="float" office:value="0.4" calcext:value-type="float">
            <text:p>0,4</text:p>
          </table:table-cell>
          <table:table-cell table:formula="of:=(-4/3*[.$A$32]*[.E35]+(1 - [.$A$32]/3)*[.E34] + 2*[.$A$32])/(1 + [.$A$32]/3)" office:value-type="float" office:value="0.329661722699889" calcext:value-type="float">
            <text:p>0,329661723</text:p>
          </table:table-cell>
        </table:table-row>
        <table:table-row table:style-name="ro1">
          <table:covered-table-cell table:number-columns-repeated="2"/>
          <table:table-cell table:formula="of:=[.C36]+1" office:value-type="float" office:value="5" calcext:value-type="float">
            <text:p>5</text:p>
          </table:table-cell>
          <table:table-cell table:formula="of:=[.D36]+[.$A$32]" office:value-type="float" office:value="0.5" calcext:value-type="float">
            <text:p>0,5</text:p>
          </table:table-cell>
          <table:table-cell table:formula="of:=(-4/3*[.$A$32]*[.E36]+(1 - [.$A$32]/3)*[.E35] + 2*[.$A$32])/(1 + [.$A$32]/3)" office:value-type="float" office:value="0.393539095535044" calcext:value-type="float">
            <text:p>0,393539096</text:p>
          </table:table-cell>
        </table:table-row>
        <table:table-row table:style-name="ro1">
          <table:covered-table-cell table:number-columns-repeated="2"/>
          <table:table-cell table:formula="of:=[.C37]+1" office:value-type="float" office:value="6" calcext:value-type="float">
            <text:p>6</text:p>
          </table:table-cell>
          <table:table-cell table:formula="of:=[.D37]+[.$A$32]" office:value-type="float" office:value="0.6" calcext:value-type="float">
            <text:p>0,6</text:p>
          </table:table-cell>
          <table:table-cell table:formula="of:=(-4/3*[.$A$32]*[.E37]+(1 - [.$A$32]/3)*[.E36] + 2*[.$A$32])/(1 + [.$A$32]/3)" office:value-type="float" office:value="0.451162373424406" calcext:value-type="float">
            <text:p>0,451162373</text:p>
          </table:table-cell>
        </table:table-row>
        <table:table-row table:style-name="ro1">
          <table:covered-table-cell table:number-columns-repeated="2"/>
          <table:table-cell table:formula="of:=[.C38]+1" office:value-type="float" office:value="7" calcext:value-type="float">
            <text:p>7</text:p>
          </table:table-cell>
          <table:table-cell table:formula="of:=[.D38]+[.$A$32]" office:value-type="float" office:value="0.7" calcext:value-type="float">
            <text:p>0,7</text:p>
          </table:table-cell>
          <table:table-cell table:formula="of:=(-4/3*[.$A$32]*[.E38]+(1 - [.$A$32]/3)*[.E37] + 2*[.$A$32])/(1 + [.$A$32]/3)" office:value-type="float" office:value="0.503483363768343" calcext:value-type="float">
            <text:p>0,503483364</text:p>
          </table:table-cell>
        </table:table-row>
        <table:table-row table:style-name="ro1">
          <table:covered-table-cell table:number-columns-repeated="2"/>
          <table:table-cell table:formula="of:=[.C39]+1" office:value-type="float" office:value="8" calcext:value-type="float">
            <text:p>8</text:p>
          </table:table-cell>
          <table:table-cell table:formula="of:=[.D39]+[.$A$32]" office:value-type="float" office:value="0.8" calcext:value-type="float">
            <text:p>0,8</text:p>
          </table:table-cell>
          <table:table-cell table:formula="of:=(-4/3*[.$A$32]*[.E39]+(1 - [.$A$32]/3)*[.E38] + 2*[.$A$32])/(1 + [.$A$32]/3)" office:value-type="float" office:value="0.550637915297884" calcext:value-type="float">
            <text:p>0,550637915</text:p>
          </table:table-cell>
        </table:table-row>
        <table:table-row table:style-name="ro1">
          <table:covered-table-cell table:number-columns-repeated="2" table:style-name="Default"/>
          <table:table-cell table:formula="of:=[.C40]+1" office:value-type="float" office:value="9" calcext:value-type="float">
            <text:p>9</text:p>
          </table:table-cell>
          <table:table-cell table:formula="of:=[.D40]+[.$A$32]" office:value-type="float" office:value="0.9" calcext:value-type="float">
            <text:p>0,9</text:p>
          </table:table-cell>
          <table:table-cell table:formula="of:=(-4/3*[.$A$32]*[.E40]+(1 - [.$A$32]/3)*[.E39] + 2*[.$A$32])/(1 + [.$A$32]/3)" office:value-type="float" office:value="0.59349889961582" calcext:value-type="float">
            <text:p>0,593498900</text:p>
          </table:table-cell>
        </table:table-row>
        <table:table-row table:style-name="ro1">
          <table:covered-table-cell table:number-columns-repeated="2" table:style-name="Default"/>
          <table:table-cell table:formula="of:=[.C41]+1" office:value-type="float" office:value="10" calcext:value-type="float">
            <text:p>10</text:p>
          </table:table-cell>
          <table:table-cell table:formula="of:=[.D41]+[.$A$32]" office:value-type="float" office:value="1" calcext:value-type="float">
            <text:p>1</text:p>
          </table:table-cell>
          <table:table-cell table:formula="of:=(-4/3*[.$A$32]*[.E41]+(1 - [.$A$32]/3)*[.E40] + 2*[.$A$32])/(1 + [.$A$32]/3)" office:value-type="float" office:value="0.632080772425012" calcext:value-type="float">
            <text:p>0,632080772</text:p>
          </table:table-cell>
        </table:table-row>
      </table:table>
      <table:table table:name="regra_adams_moulton" table:style-name="ta1">
        <table:table-column table:style-name="co17" table:number-columns-repeated="4" table:default-cell-style-name="ce15"/>
        <table:table-column table:style-name="co17" table:default-cell-style-name="ce18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formula="of:=([.B2]-[.A2])/[.A5]" office:value-type="float" office:value="1" calcext:value-type="float" table:number-columns-spanned="1" table:number-rows-spanned="2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5]+1" office:value-type="float" office:value="1" calcext:value-type="float">
            <text:p>1</text:p>
          </table:table-cell>
          <table:table-cell table:formula="of:=[.D5]+[.$A$5]" office:value-type="float" office:value="1" calcext:value-type="float">
            <text:p>1</text:p>
          </table:table-cell>
          <table:table-cell table:formula="of:=([.E5]*(1 - [.$A$5]/2) + [.$A$5])/(1 + [.$A$5]/2)" office:value-type="float" office:value="0.666666666666667" calcext:value-type="float">
            <text:p>0,66666666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5" calcext:value-type="float" table:number-columns-spanned="1" table:number-rows-spanned="3">
            <text:p>0,5</text:p>
          </table:table-cell>
          <table:table-cell table:style-name="ce17" table:formula="of:=([.B2]-[.A2])/[.A9]" office:value-type="float" office:value="2" calcext:value-type="float" table:number-columns-spanned="1" table:number-rows-spanned="3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9]+1" office:value-type="float" office:value="1" calcext:value-type="float">
            <text:p>1</text:p>
          </table:table-cell>
          <table:table-cell table:formula="of:=[.D9]+[.$A$9]" office:value-type="float" office:value="0.5" calcext:value-type="float">
            <text:p>0,5</text:p>
          </table:table-cell>
          <table:table-cell table:formula="of:=([.E9]*(1 - [.$A$9]/2) + [.$A$9])/(1 + [.$A$9]/2)" office:value-type="float" office:value="0.4" calcext:value-type="float">
            <text:p>0,400000000</text:p>
          </table:table-cell>
        </table:table-row>
        <table:table-row table:style-name="ro1">
          <table:covered-table-cell table:number-columns-repeated="2"/>
          <table:table-cell table:formula="of:=[.C10]+1" office:value-type="float" office:value="2" calcext:value-type="float">
            <text:p>2</text:p>
          </table:table-cell>
          <table:table-cell table:formula="of:=[.D10]+[.$A$9]" office:value-type="float" office:value="1" calcext:value-type="float">
            <text:p>1</text:p>
          </table:table-cell>
          <table:table-cell table:formula="of:=((1 - 8*[.$A$9]/12)*[.E10] + [.$A$9]/12*[.E9]+[.$A$9])/(1 + 5*[.$A$9]/12)" office:value-type="float" office:value="0.63448275862069" calcext:value-type="float">
            <text:p>0,63448275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25" calcext:value-type="float" table:number-columns-spanned="1" table:number-rows-spanned="5">
            <text:p>0,25</text:p>
          </table:table-cell>
          <table:table-cell table:style-name="ce17" table:formula="of:=([.B2]-[.A2])/[.A14]" office:value-type="float" office:value="4" calcext:value-type="float" table:number-columns-spanned="1" table:number-rows-spanned="5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14]+1" office:value-type="float" office:value="1" calcext:value-type="float">
            <text:p>1</text:p>
          </table:table-cell>
          <table:table-cell table:formula="of:=[.D14]+[.$A$14]" office:value-type="float" office:value="0.25" calcext:value-type="float">
            <text:p>0,25</text:p>
          </table:table-cell>
          <table:table-cell table:formula="of:=([.E14]*(1 - [.$A$14]/2) + [.$A$14])/(1 + [.$A$14]/2)" office:value-type="float" office:value="0.222222222222222" calcext:value-type="float">
            <text:p>0,222222222</text:p>
          </table:table-cell>
        </table:table-row>
        <table:table-row table:style-name="ro1">
          <table:covered-table-cell table:number-columns-repeated="2"/>
          <table:table-cell table:formula="of:=[.C15]+1" office:value-type="float" office:value="2" calcext:value-type="float">
            <text:p>2</text:p>
          </table:table-cell>
          <table:table-cell table:formula="of:=[.D15]+[.$A$14]" office:value-type="float" office:value="0.5" calcext:value-type="float">
            <text:p>0,5</text:p>
          </table:table-cell>
          <table:table-cell table:formula="of:=((1 - 8*[.$A$14]/12)*[.E15] + [.$A$14]/12*[.E14]+[.$A$14])/(1 + 5*[.$A$14]/12)" office:value-type="float" office:value="0.394129979035639" calcext:value-type="float">
            <text:p>0,394129979</text:p>
          </table:table-cell>
        </table:table-row>
        <table:table-row table:style-name="ro1">
          <table:covered-table-cell table:number-columns-repeated="2"/>
          <table:table-cell table:formula="of:=[.C16]+1" office:value-type="float" office:value="3" calcext:value-type="float">
            <text:p>3</text:p>
          </table:table-cell>
          <table:table-cell table:formula="of:=[.D16]+[.$A$14]" office:value-type="float" office:value="0.75" calcext:value-type="float">
            <text:p>0,75</text:p>
          </table:table-cell>
          <table:table-cell table:formula="of:=((1 - 8*[.$A$14]/12)*[.E16] + [.$A$14]/12*[.E15]+[.$A$14])/(1 + 5*[.$A$14]/12)" office:value-type="float" office:value="0.528064554408449" calcext:value-type="float">
            <text:p>0,528064554</text:p>
          </table:table-cell>
        </table:table-row>
        <table:table-row table:style-name="ro1">
          <table:covered-table-cell table:number-columns-repeated="2"/>
          <table:table-cell table:formula="of:=[.C17]+1" office:value-type="float" office:value="4" calcext:value-type="float">
            <text:p>4</text:p>
          </table:table-cell>
          <table:table-cell table:formula="of:=[.D17]+[.$A$14]" office:value-type="float" office:value="1" calcext:value-type="float">
            <text:p>1</text:p>
          </table:table-cell>
          <table:table-cell table:formula="of:=((1 - 8*[.$A$14]/12)*[.E17] + [.$A$14]/12*[.E16]+[.$A$14])/(1 + 5*[.$A$14]/12)" office:value-type="float" office:value="0.632390795384408" calcext:value-type="float">
            <text:p>0,63239079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25" calcext:value-type="float" table:number-columns-spanned="1" table:number-rows-spanned="9">
            <text:p>0,125</text:p>
          </table:table-cell>
          <table:table-cell table:style-name="ce17" table:formula="of:=([.B2]-[.A2])/[.A21]" office:value-type="float" office:value="8" calcext:value-type="float" table:number-columns-spanned="1" table:number-rows-spanned="9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21]+1" office:value-type="float" office:value="1" calcext:value-type="float">
            <text:p>1</text:p>
          </table:table-cell>
          <table:table-cell table:formula="of:=[.D21]+[.$A$21]" office:value-type="float" office:value="0.125" calcext:value-type="float">
            <text:p>0,125</text:p>
          </table:table-cell>
          <table:table-cell table:formula="of:=([.E21]*(1 - [.$A$21]/2) + [.$A$21])/(1 + [.$A$21]/2)" office:value-type="float" office:value="0.117647058823529" calcext:value-type="float">
            <text:p>0,117647059</text:p>
          </table:table-cell>
        </table:table-row>
        <table:table-row table:style-name="ro1">
          <table:covered-table-cell table:number-columns-repeated="2"/>
          <table:table-cell table:formula="of:=[.C22]+1" office:value-type="float" office:value="2" calcext:value-type="float">
            <text:p>2</text:p>
          </table:table-cell>
          <table:table-cell table:formula="of:=[.D22]+[.$A$21]" office:value-type="float" office:value="0.25" calcext:value-type="float">
            <text:p>0,25</text:p>
          </table:table-cell>
          <table:table-cell table:formula="of:=((1 - 8*[.$A$21]/12)*[.E22] + [.$A$21]/12*[.E21]+[.$A$21])/(1 + 5*[.$A$21]/12)" office:value-type="float" office:value="0.221316249271986" calcext:value-type="float">
            <text:p>0,221316249</text:p>
          </table:table-cell>
        </table:table-row>
        <table:table-row table:style-name="ro1">
          <table:covered-table-cell table:number-columns-repeated="2"/>
          <table:table-cell table:formula="of:=[.C23]+1" office:value-type="float" office:value="3" calcext:value-type="float">
            <text:p>3</text:p>
          </table:table-cell>
          <table:table-cell table:formula="of:=[.D23]+[.$A$21]" office:value-type="float" office:value="0.375" calcext:value-type="float">
            <text:p>0,375</text:p>
          </table:table-cell>
          <table:table-cell table:formula="of:=((1 - 8*[.$A$21]/12)*[.E23] + [.$A$21]/12*[.E22]+[.$A$21])/(1 + 5*[.$A$21]/12)" office:value-type="float" office:value="0.312806702918399" calcext:value-type="float">
            <text:p>0,312806703</text:p>
          </table:table-cell>
        </table:table-row>
        <table:table-row table:style-name="ro1">
          <table:covered-table-cell table:number-columns-repeated="2"/>
          <table:table-cell table:formula="of:=[.C24]+1" office:value-type="float" office:value="4" calcext:value-type="float">
            <text:p>4</text:p>
          </table:table-cell>
          <table:table-cell table:formula="of:=[.D24]+[.$A$21]" office:value-type="float" office:value="0.5" calcext:value-type="float">
            <text:p>0,5</text:p>
          </table:table-cell>
          <table:table-cell table:formula="of:=((1 - 8*[.$A$21]/12)*[.E24] + [.$A$21]/12*[.E23]+[.$A$21])/(1 + 5*[.$A$21]/12)" office:value-type="float" office:value="0.393547585208823" calcext:value-type="float">
            <text:p>0,393547585</text:p>
          </table:table-cell>
        </table:table-row>
        <table:table-row table:style-name="ro1">
          <table:covered-table-cell table:number-columns-repeated="2"/>
          <table:table-cell table:formula="of:=[.C25]+1" office:value-type="float" office:value="5" calcext:value-type="float">
            <text:p>5</text:p>
          </table:table-cell>
          <table:table-cell table:formula="of:=[.D25]+[.$A$21]" office:value-type="float" office:value="0.625" calcext:value-type="float">
            <text:p>0,625</text:p>
          </table:table-cell>
          <table:table-cell table:formula="of:=((1 - 8*[.$A$21]/12)*[.E25] + [.$A$21]/12*[.E24]+[.$A$21])/(1 + 5*[.$A$21]/12)" office:value-type="float" office:value="0.464801922785097" calcext:value-type="float">
            <text:p>0,464801923</text:p>
          </table:table-cell>
        </table:table-row>
        <table:table-row table:style-name="ro1">
          <table:covered-table-cell table:number-columns-repeated="2"/>
          <table:table-cell table:formula="of:=[.C26]+1" office:value-type="float" office:value="6" calcext:value-type="float">
            <text:p>6</text:p>
          </table:table-cell>
          <table:table-cell table:formula="of:=[.D26]+[.$A$21]" office:value-type="float" office:value="0.75" calcext:value-type="float">
            <text:p>0,75</text:p>
          </table:table-cell>
          <table:table-cell table:formula="of:=((1 - 8*[.$A$21]/12)*[.E26] + [.$A$21]/12*[.E25]+[.$A$21])/(1 + 5*[.$A$21]/12)" office:value-type="float" office:value="0.52768432465641" calcext:value-type="float">
            <text:p>0,527684325</text:p>
          </table:table-cell>
        </table:table-row>
        <table:table-row table:style-name="ro1">
          <table:covered-table-cell table:number-columns-repeated="2"/>
          <table:table-cell table:formula="of:=[.C27]+1" office:value-type="float" office:value="7" calcext:value-type="float">
            <text:p>7</text:p>
          </table:table-cell>
          <table:table-cell table:formula="of:=[.D27]+[.$A$21]" office:value-type="float" office:value="0.875" calcext:value-type="float">
            <text:p>0,875</text:p>
          </table:table-cell>
          <table:table-cell table:formula="of:=((1 - 8*[.$A$21]/12)*[.E27] + [.$A$21]/12*[.E26]+[.$A$21])/(1 + 5*[.$A$21]/12)" office:value-type="float" office:value="0.583178440520289" calcext:value-type="float">
            <text:p>0,583178441</text:p>
          </table:table-cell>
        </table:table-row>
        <table:table-row table:style-name="ro1">
          <table:covered-table-cell table:number-columns-repeated="2"/>
          <table:table-cell table:formula="of:=[.C28]+1" office:value-type="float" office:value="8" calcext:value-type="float">
            <text:p>8</text:p>
          </table:table-cell>
          <table:table-cell table:formula="of:=[.D28]+[.$A$21]" office:value-type="float" office:value="1" calcext:value-type="float">
            <text:p>1</text:p>
          </table:table-cell>
          <table:table-cell table:formula="of:=((1 - 8*[.$A$21]/12)*[.E28] + [.$A$21]/12*[.E27]+[.$A$21])/(1 + 5*[.$A$21]/12)" office:value-type="float" office:value="0.632152347430117" calcext:value-type="float">
            <text:p>0,63215234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" calcext:value-type="float" table:number-columns-spanned="1" table:number-rows-spanned="11">
            <text:p>0,1</text:p>
          </table:table-cell>
          <table:table-cell table:style-name="ce17" table:formula="of:=([.B2]-[.A2])/[.A32]" office:value-type="float" office:value="10" calcext:value-type="float" table:number-columns-spanned="1" table:number-rows-spanned="11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32]+1" office:value-type="float" office:value="1" calcext:value-type="float">
            <text:p>1</text:p>
          </table:table-cell>
          <table:table-cell table:formula="of:=[.D32]+[.$A$32]" office:value-type="float" office:value="0.1" calcext:value-type="float">
            <text:p>0,1</text:p>
          </table:table-cell>
          <table:table-cell table:formula="of:=([.E32]*(1 - [.$A$32]/2) + [.$A$32])/(1 + [.$A$32]/2)" office:value-type="float" office:value="0.0952380952380952" calcext:value-type="float">
            <text:p>0,095238095</text:p>
          </table:table-cell>
        </table:table-row>
        <table:table-row table:style-name="ro1">
          <table:covered-table-cell table:number-columns-repeated="2"/>
          <table:table-cell table:formula="of:=[.C33]+1" office:value-type="float" office:value="2" calcext:value-type="float">
            <text:p>2</text:p>
          </table:table-cell>
          <table:table-cell table:formula="of:=[.D33]+[.$A$32]" office:value-type="float" office:value="0.2" calcext:value-type="float">
            <text:p>0,2</text:p>
          </table:table-cell>
          <table:table-cell table:formula="of:=((1 - 8*[.$A$32]/12)*[.E33] + [.$A$32]/12*[.E32]+[.$A$32])/(1 + 5*[.$A$32]/12)" office:value-type="float" office:value="0.181333333333333" calcext:value-type="float">
            <text:p>0,181333333</text:p>
          </table:table-cell>
        </table:table-row>
        <table:table-row table:style-name="ro1">
          <table:covered-table-cell table:number-columns-repeated="2"/>
          <table:table-cell table:formula="of:=[.C34]+1" office:value-type="float" office:value="3" calcext:value-type="float">
            <text:p>3</text:p>
          </table:table-cell>
          <table:table-cell table:formula="of:=[.D34]+[.$A$32]" office:value-type="float" office:value="0.3" calcext:value-type="float">
            <text:p>0,3</text:p>
          </table:table-cell>
          <table:table-cell table:formula="of:=((1 - 8*[.$A$32]/12)*[.E34] + [.$A$32]/12*[.E33]+[.$A$32])/(1 + 5*[.$A$32]/12)" office:value-type="float" office:value="0.259236571428571" calcext:value-type="float">
            <text:p>0,259236571</text:p>
          </table:table-cell>
        </table:table-row>
        <table:table-row table:style-name="ro1">
          <table:covered-table-cell table:number-columns-repeated="2"/>
          <table:table-cell table:formula="of:=[.C35]+1" office:value-type="float" office:value="4" calcext:value-type="float">
            <text:p>4</text:p>
          </table:table-cell>
          <table:table-cell table:formula="of:=[.D35]+[.$A$32]" office:value-type="float" office:value="0.4" calcext:value-type="float">
            <text:p>0,4</text:p>
          </table:table-cell>
          <table:table-cell table:formula="of:=((1 - 8*[.$A$32]/12)*[.E35] + [.$A$32]/12*[.E34]+[.$A$32])/(1 + 5*[.$A$32]/12)" office:value-type="float" office:value="0.329726634666667" calcext:value-type="float">
            <text:p>0,329726635</text:p>
          </table:table-cell>
        </table:table-row>
        <table:table-row table:style-name="ro1">
          <table:covered-table-cell table:number-columns-repeated="2"/>
          <table:table-cell table:formula="of:=[.C36]+1" office:value-type="float" office:value="5" calcext:value-type="float">
            <text:p>5</text:p>
          </table:table-cell>
          <table:table-cell table:formula="of:=[.D36]+[.$A$32]" office:value-type="float" office:value="0.5" calcext:value-type="float">
            <text:p>0,5</text:p>
          </table:table-cell>
          <table:table-cell table:formula="of:=((1 - 8*[.$A$32]/12)*[.E36] + [.$A$32]/12*[.E35]+[.$A$32])/(1 + 5*[.$A$32]/12)" office:value-type="float" office:value="0.393508957232762" calcext:value-type="float">
            <text:p>0,393508957</text:p>
          </table:table-cell>
        </table:table-row>
        <table:table-row table:style-name="ro1">
          <table:covered-table-cell table:number-columns-repeated="2"/>
          <table:table-cell table:formula="of:=[.C37]+1" office:value-type="float" office:value="6" calcext:value-type="float">
            <text:p>6</text:p>
          </table:table-cell>
          <table:table-cell table:formula="of:=[.D37]+[.$A$32]" office:value-type="float" office:value="0.6" calcext:value-type="float">
            <text:p>0,6</text:p>
          </table:table-cell>
          <table:table-cell table:formula="of:=((1 - 8*[.$A$32]/12)*[.E37] + [.$A$32]/12*[.E36]+[.$A$32])/(1 + 5*[.$A$32]/12)" office:value-type="float" office:value="0.451221838757888" calcext:value-type="float">
            <text:p>0,451221839</text:p>
          </table:table-cell>
        </table:table-row>
        <table:table-row table:style-name="ro1">
          <table:covered-table-cell table:number-columns-repeated="2"/>
          <table:table-cell table:formula="of:=[.C38]+1" office:value-type="float" office:value="7" calcext:value-type="float">
            <text:p>7</text:p>
          </table:table-cell>
          <table:table-cell table:formula="of:=[.D38]+[.$A$32]" office:value-type="float" office:value="0.7" calcext:value-type="float">
            <text:p>0,7</text:p>
          </table:table-cell>
          <table:table-cell table:formula="of:=((1 - 8*[.$A$32]/12)*[.E38] + [.$A$32]/12*[.E37]+[.$A$32])/(1 + 5*[.$A$32]/12)" office:value-type="float" office:value="0.50344283918493" calcext:value-type="float">
            <text:p>0,503442839</text:p>
          </table:table-cell>
        </table:table-row>
        <table:table-row table:style-name="ro1">
          <table:covered-table-cell table:number-columns-repeated="2"/>
          <table:table-cell table:formula="of:=[.C39]+1" office:value-type="float" office:value="8" calcext:value-type="float">
            <text:p>8</text:p>
          </table:table-cell>
          <table:table-cell table:formula="of:=[.D39]+[.$A$32]" office:value-type="float" office:value="0.8" calcext:value-type="float">
            <text:p>0,8</text:p>
          </table:table-cell>
          <table:table-cell table:formula="of:=((1 - 8*[.$A$32]/12)*[.E39] + [.$A$32]/12*[.E38]+[.$A$32])/(1 + 5*[.$A$32]/12)" office:value-type="float" office:value="0.55069455861976" calcext:value-type="float">
            <text:p>0,550694559</text:p>
          </table:table-cell>
        </table:table-row>
        <table:table-row table:style-name="ro1">
          <table:covered-table-cell table:number-columns-repeated="2" table:style-name="Default"/>
          <table:table-cell table:formula="of:=[.C40]+1" office:value-type="float" office:value="9" calcext:value-type="float">
            <text:p>9</text:p>
          </table:table-cell>
          <table:table-cell table:formula="of:=[.D40]+[.$A$32]" office:value-type="float" office:value="0.9" calcext:value-type="float">
            <text:p>0,9</text:p>
          </table:table-cell>
          <table:table-cell table:formula="of:=((1 - 8*[.$A$32]/12)*[.E40] + [.$A$32]/12*[.E39]+[.$A$32])/(1 + 5*[.$A$32]/12)" office:value-type="float" office:value="0.593449867236784" calcext:value-type="float">
            <text:p>0,593449867</text:p>
          </table:table-cell>
        </table:table-row>
        <table:table-row table:style-name="ro1">
          <table:covered-table-cell table:number-columns-repeated="2" table:style-name="Default"/>
          <table:table-cell table:formula="of:=[.C41]+1" office:value-type="float" office:value="10" calcext:value-type="float">
            <text:p>10</text:p>
          </table:table-cell>
          <table:table-cell table:formula="of:=[.D41]+[.$A$32]" office:value-type="float" office:value="1" calcext:value-type="float">
            <text:p>1</text:p>
          </table:table-cell>
          <table:table-cell table:formula="of:=((1 - 8*[.$A$32]/12)*[.E41] + [.$A$32]/12*[.E40]+[.$A$32])/(1 + 5*[.$A$32]/12)" office:value-type="float" office:value="0.632136637513117" calcext:value-type="float">
            <text:p>0,632136638</text:p>
          </table:table-cell>
        </table:table-row>
      </table:table>
      <table:table table:name="regra_adams_bashford" table:style-name="ta1">
        <table:table-column table:style-name="co17" table:number-columns-repeated="4" table:default-cell-style-name="ce15"/>
        <table:table-column table:style-name="co17" table:default-cell-style-name="ce18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formula="of:=([.B2]-[.A2])/[.A5]" office:value-type="float" office:value="1" calcext:value-type="float" table:number-columns-spanned="1" table:number-rows-spanned="2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5]+1" office:value-type="float" office:value="1" calcext:value-type="float">
            <text:p>1</text:p>
          </table:table-cell>
          <table:table-cell table:formula="of:=[.D5]+[.$A$5]" office:value-type="float" office:value="1" calcext:value-type="float">
            <text:p>1</text:p>
          </table:table-cell>
          <table:table-cell table:formula="of:=([.E5]*(1 - [.$A$5]/2) + [.$A$5])/(1 + [.$A$5]/2)" office:value-type="float" office:value="0.666666666666667" calcext:value-type="float">
            <text:p>0,66666666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5" calcext:value-type="float" table:number-columns-spanned="1" table:number-rows-spanned="3">
            <text:p>0,5</text:p>
          </table:table-cell>
          <table:table-cell table:style-name="ce17" table:formula="of:=([.B2]-[.A2])/[.A9]" office:value-type="float" office:value="2" calcext:value-type="float" table:number-columns-spanned="1" table:number-rows-spanned="3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9]+1" office:value-type="float" office:value="1" calcext:value-type="float">
            <text:p>1</text:p>
          </table:table-cell>
          <table:table-cell table:formula="of:=[.D9]+[.$A$9]" office:value-type="float" office:value="0.5" calcext:value-type="float">
            <text:p>0,5</text:p>
          </table:table-cell>
          <table:table-cell table:formula="of:=([.E9]*(1 - [.$A$9]/2) + [.$A$9])/(1 + [.$A$9]/2)" office:value-type="float" office:value="0.4" calcext:value-type="float">
            <text:p>0,400000000</text:p>
          </table:table-cell>
        </table:table-row>
        <table:table-row table:style-name="ro1">
          <table:covered-table-cell table:number-columns-repeated="2"/>
          <table:table-cell table:formula="of:=[.C10]+1" office:value-type="float" office:value="2" calcext:value-type="float">
            <text:p>2</text:p>
          </table:table-cell>
          <table:table-cell table:formula="of:=[.D10]+[.$A$9]" office:value-type="float" office:value="1" calcext:value-type="float">
            <text:p>1</text:p>
          </table:table-cell>
          <table:table-cell table:formula="of:=(1-3*[.$A$9]/2)*[.E10]+[.$A$9]/2*[.E9]+[.$A$9]" office:value-type="float" office:value="0.6" calcext:value-type="float">
            <text:p>0,6000000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25" calcext:value-type="float" table:number-columns-spanned="1" table:number-rows-spanned="5">
            <text:p>0,25</text:p>
          </table:table-cell>
          <table:table-cell table:style-name="ce17" table:formula="of:=([.B2]-[.A2])/[.A14]" office:value-type="float" office:value="4" calcext:value-type="float" table:number-columns-spanned="1" table:number-rows-spanned="5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14]+1" office:value-type="float" office:value="1" calcext:value-type="float">
            <text:p>1</text:p>
          </table:table-cell>
          <table:table-cell table:formula="of:=[.D14]+[.$A$14]" office:value-type="float" office:value="0.25" calcext:value-type="float">
            <text:p>0,25</text:p>
          </table:table-cell>
          <table:table-cell table:formula="of:=([.E14]*(1 - [.$A$14]/2) + [.$A$14])/(1 + [.$A$14]/2)" office:value-type="float" office:value="0.222222222222222" calcext:value-type="float">
            <text:p>0,222222222</text:p>
          </table:table-cell>
        </table:table-row>
        <table:table-row table:style-name="ro1">
          <table:covered-table-cell table:number-columns-repeated="2"/>
          <table:table-cell table:formula="of:=[.C15]+1" office:value-type="float" office:value="2" calcext:value-type="float">
            <text:p>2</text:p>
          </table:table-cell>
          <table:table-cell table:formula="of:=[.D15]+[.$A$14]" office:value-type="float" office:value="0.5" calcext:value-type="float">
            <text:p>0,5</text:p>
          </table:table-cell>
          <table:table-cell table:formula="of:=(1-3*[.$A$14]/2)*[.E15]+[.$A$14]/2*[.E14]+[.$A$14]" office:value-type="float" office:value="0.388888888888889" calcext:value-type="float">
            <text:p>0,388888889</text:p>
          </table:table-cell>
        </table:table-row>
        <table:table-row table:style-name="ro1">
          <table:covered-table-cell table:number-columns-repeated="2"/>
          <table:table-cell table:formula="of:=[.C16]+1" office:value-type="float" office:value="3" calcext:value-type="float">
            <text:p>3</text:p>
          </table:table-cell>
          <table:table-cell table:formula="of:=[.D16]+[.$A$14]" office:value-type="float" office:value="0.75" calcext:value-type="float">
            <text:p>0,75</text:p>
          </table:table-cell>
          <table:table-cell table:formula="of:=(1-3*[.$A$14]/2)*[.E16]+[.$A$14]/2*[.E15]+[.$A$14]" office:value-type="float" office:value="0.520833333333333" calcext:value-type="float">
            <text:p>0,520833333</text:p>
          </table:table-cell>
        </table:table-row>
        <table:table-row table:style-name="ro1">
          <table:covered-table-cell table:number-columns-repeated="2"/>
          <table:table-cell table:formula="of:=[.C17]+1" office:value-type="float" office:value="4" calcext:value-type="float">
            <text:p>4</text:p>
          </table:table-cell>
          <table:table-cell table:formula="of:=[.D17]+[.$A$14]" office:value-type="float" office:value="1" calcext:value-type="float">
            <text:p>1</text:p>
          </table:table-cell>
          <table:table-cell table:formula="of:=(1-3*[.$A$14]/2)*[.E17]+[.$A$14]/2*[.E16]+[.$A$14]" office:value-type="float" office:value="0.624131944444444" calcext:value-type="float">
            <text:p>0,62413194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25" calcext:value-type="float" table:number-columns-spanned="1" table:number-rows-spanned="9">
            <text:p>0,125</text:p>
          </table:table-cell>
          <table:table-cell table:style-name="ce17" table:formula="of:=([.B2]-[.A2])/[.A21]" office:value-type="float" office:value="8" calcext:value-type="float" table:number-columns-spanned="1" table:number-rows-spanned="9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21]+1" office:value-type="float" office:value="1" calcext:value-type="float">
            <text:p>1</text:p>
          </table:table-cell>
          <table:table-cell table:formula="of:=[.D21]+[.$A$21]" office:value-type="float" office:value="0.125" calcext:value-type="float">
            <text:p>0,125</text:p>
          </table:table-cell>
          <table:table-cell table:formula="of:=([.E21]*(1 - [.$A$21]/2) + [.$A$21])/(1 + [.$A$21]/2)" office:value-type="float" office:value="0.117647058823529" calcext:value-type="float">
            <text:p>0,117647059</text:p>
          </table:table-cell>
        </table:table-row>
        <table:table-row table:style-name="ro1">
          <table:covered-table-cell table:number-columns-repeated="2"/>
          <table:table-cell table:formula="of:=[.C22]+1" office:value-type="float" office:value="2" calcext:value-type="float">
            <text:p>2</text:p>
          </table:table-cell>
          <table:table-cell table:formula="of:=[.D22]+[.$A$21]" office:value-type="float" office:value="0.25" calcext:value-type="float">
            <text:p>0,25</text:p>
          </table:table-cell>
          <table:table-cell table:formula="of:=(1-3*[.$A$21]/2)*[.E22]+[.$A$21]/2*[.E21]+[.$A$21]" office:value-type="float" office:value="0.220588235294118" calcext:value-type="float">
            <text:p>0,220588235</text:p>
          </table:table-cell>
        </table:table-row>
        <table:table-row table:style-name="ro1">
          <table:covered-table-cell table:number-columns-repeated="2"/>
          <table:table-cell table:formula="of:=[.C23]+1" office:value-type="float" office:value="3" calcext:value-type="float">
            <text:p>3</text:p>
          </table:table-cell>
          <table:table-cell table:formula="of:=[.D23]+[.$A$21]" office:value-type="float" office:value="0.375" calcext:value-type="float">
            <text:p>0,375</text:p>
          </table:table-cell>
          <table:table-cell table:formula="of:=(1-3*[.$A$21]/2)*[.E23]+[.$A$21]/2*[.E22]+[.$A$21]" office:value-type="float" office:value="0.311580882352941" calcext:value-type="float">
            <text:p>0,311580882</text:p>
          </table:table-cell>
        </table:table-row>
        <table:table-row table:style-name="ro1">
          <table:covered-table-cell table:number-columns-repeated="2"/>
          <table:table-cell table:formula="of:=[.C24]+1" office:value-type="float" office:value="4" calcext:value-type="float">
            <text:p>4</text:p>
          </table:table-cell>
          <table:table-cell table:formula="of:=[.D24]+[.$A$21]" office:value-type="float" office:value="0.5" calcext:value-type="float">
            <text:p>0,5</text:p>
          </table:table-cell>
          <table:table-cell table:formula="of:=(1-3*[.$A$21]/2)*[.E24]+[.$A$21]/2*[.E23]+[.$A$21]" office:value-type="float" office:value="0.391946231617647" calcext:value-type="float">
            <text:p>0,391946232</text:p>
          </table:table-cell>
        </table:table-row>
        <table:table-row table:style-name="ro1">
          <table:covered-table-cell table:number-columns-repeated="2"/>
          <table:table-cell table:formula="of:=[.C25]+1" office:value-type="float" office:value="5" calcext:value-type="float">
            <text:p>5</text:p>
          </table:table-cell>
          <table:table-cell table:formula="of:=[.D25]+[.$A$21]" office:value-type="float" office:value="0.625" calcext:value-type="float">
            <text:p>0,625</text:p>
          </table:table-cell>
          <table:table-cell table:formula="of:=(1-3*[.$A$21]/2)*[.E25]+[.$A$21]/2*[.E24]+[.$A$21]" office:value-type="float" office:value="0.462930118336397" calcext:value-type="float">
            <text:p>0,462930118</text:p>
          </table:table-cell>
        </table:table-row>
        <table:table-row table:style-name="ro1">
          <table:covered-table-cell table:number-columns-repeated="2"/>
          <table:table-cell table:formula="of:=[.C26]+1" office:value-type="float" office:value="6" calcext:value-type="float">
            <text:p>6</text:p>
          </table:table-cell>
          <table:table-cell table:formula="of:=[.D26]+[.$A$21]" office:value-type="float" office:value="0.75" calcext:value-type="float">
            <text:p>0,75</text:p>
          </table:table-cell>
          <table:table-cell table:formula="of:=(1-3*[.$A$21]/2)*[.E26]+[.$A$21]/2*[.E25]+[.$A$21]" office:value-type="float" office:value="0.525627360624426" calcext:value-type="float">
            <text:p>0,525627361</text:p>
          </table:table-cell>
        </table:table-row>
        <table:table-row table:style-name="ro1">
          <table:covered-table-cell table:number-columns-repeated="2"/>
          <table:table-cell table:formula="of:=[.C27]+1" office:value-type="float" office:value="7" calcext:value-type="float">
            <text:p>7</text:p>
          </table:table-cell>
          <table:table-cell table:formula="of:=[.D27]+[.$A$21]" office:value-type="float" office:value="0.875" calcext:value-type="float">
            <text:p>0,875</text:p>
          </table:table-cell>
          <table:table-cell table:formula="of:=(1-3*[.$A$21]/2)*[.E27]+[.$A$21]/2*[.E26]+[.$A$21]" office:value-type="float" office:value="0.58100536290337" calcext:value-type="float">
            <text:p>0,581005363</text:p>
          </table:table-cell>
        </table:table-row>
        <table:table-row table:style-name="ro1">
          <table:covered-table-cell table:number-columns-repeated="2"/>
          <table:table-cell table:formula="of:=[.C28]+1" office:value-type="float" office:value="8" calcext:value-type="float">
            <text:p>8</text:p>
          </table:table-cell>
          <table:table-cell table:formula="of:=[.D28]+[.$A$21]" office:value-type="float" office:value="1" calcext:value-type="float">
            <text:p>1</text:p>
          </table:table-cell>
          <table:table-cell table:formula="of:=(1-3*[.$A$21]/2)*[.E28]+[.$A$21]/2*[.E27]+[.$A$21]" office:value-type="float" office:value="0.629918567398015" calcext:value-type="float">
            <text:p>0,62991856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7" office:value-type="float" office:value="0.1" calcext:value-type="float" table:number-columns-spanned="1" table:number-rows-spanned="11">
            <text:p>0,1</text:p>
          </table:table-cell>
          <table:table-cell table:style-name="ce17" table:formula="of:=([.B2]-[.A2])/[.A32]" office:value-type="float" office:value="10" calcext:value-type="float" table:number-columns-spanned="1" table:number-rows-spanned="11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000000</text:p>
          </table:table-cell>
        </table:table-row>
        <table:table-row table:style-name="ro1">
          <table:covered-table-cell table:number-columns-repeated="2"/>
          <table:table-cell table:formula="of:=[.C32]+1" office:value-type="float" office:value="1" calcext:value-type="float">
            <text:p>1</text:p>
          </table:table-cell>
          <table:table-cell table:formula="of:=[.D32]+[.$A$32]" office:value-type="float" office:value="0.1" calcext:value-type="float">
            <text:p>0,1</text:p>
          </table:table-cell>
          <table:table-cell table:formula="of:=([.E32]*(1 - [.$A$32]/2) + [.$A$32])/(1 + [.$A$32]/2)" office:value-type="float" office:value="0.0952380952380952" calcext:value-type="float">
            <text:p>0,095238095</text:p>
          </table:table-cell>
        </table:table-row>
        <table:table-row table:style-name="ro1">
          <table:covered-table-cell table:number-columns-repeated="2"/>
          <table:table-cell table:formula="of:=[.C33]+1" office:value-type="float" office:value="2" calcext:value-type="float">
            <text:p>2</text:p>
          </table:table-cell>
          <table:table-cell table:formula="of:=[.D33]+[.$A$32]" office:value-type="float" office:value="0.2" calcext:value-type="float">
            <text:p>0,2</text:p>
          </table:table-cell>
          <table:table-cell table:formula="of:=(1-3*[.$A$32]/2)*[.E33]+[.$A$32]/2*[.E32]+[.$A$32]" office:value-type="float" office:value="0.180952380952381" calcext:value-type="float">
            <text:p>0,180952381</text:p>
          </table:table-cell>
        </table:table-row>
        <table:table-row table:style-name="ro1">
          <table:covered-table-cell table:number-columns-repeated="2"/>
          <table:table-cell table:formula="of:=[.C34]+1" office:value-type="float" office:value="3" calcext:value-type="float">
            <text:p>3</text:p>
          </table:table-cell>
          <table:table-cell table:formula="of:=[.D34]+[.$A$32]" office:value-type="float" office:value="0.3" calcext:value-type="float">
            <text:p>0,3</text:p>
          </table:table-cell>
          <table:table-cell table:formula="of:=(1-3*[.$A$32]/2)*[.E34]+[.$A$32]/2*[.E33]+[.$A$32]" office:value-type="float" office:value="0.258571428571429" calcext:value-type="float">
            <text:p>0,258571429</text:p>
          </table:table-cell>
        </table:table-row>
        <table:table-row table:style-name="ro1">
          <table:covered-table-cell table:number-columns-repeated="2"/>
          <table:table-cell table:formula="of:=[.C35]+1" office:value-type="float" office:value="4" calcext:value-type="float">
            <text:p>4</text:p>
          </table:table-cell>
          <table:table-cell table:formula="of:=[.D35]+[.$A$32]" office:value-type="float" office:value="0.4" calcext:value-type="float">
            <text:p>0,4</text:p>
          </table:table-cell>
          <table:table-cell table:formula="of:=(1-3*[.$A$32]/2)*[.E35]+[.$A$32]/2*[.E34]+[.$A$32]" office:value-type="float" office:value="0.328833333333333" calcext:value-type="float">
            <text:p>0,328833333</text:p>
          </table:table-cell>
        </table:table-row>
        <table:table-row table:style-name="ro1">
          <table:covered-table-cell table:number-columns-repeated="2"/>
          <table:table-cell table:formula="of:=[.C36]+1" office:value-type="float" office:value="5" calcext:value-type="float">
            <text:p>5</text:p>
          </table:table-cell>
          <table:table-cell table:formula="of:=[.D36]+[.$A$32]" office:value-type="float" office:value="0.5" calcext:value-type="float">
            <text:p>0,5</text:p>
          </table:table-cell>
          <table:table-cell table:formula="of:=(1-3*[.$A$32]/2)*[.E36]+[.$A$32]/2*[.E35]+[.$A$32]" office:value-type="float" office:value="0.392436904761905" calcext:value-type="float">
            <text:p>0,392436905</text:p>
          </table:table-cell>
        </table:table-row>
        <table:table-row table:style-name="ro1">
          <table:covered-table-cell table:number-columns-repeated="2"/>
          <table:table-cell table:formula="of:=[.C37]+1" office:value-type="float" office:value="6" calcext:value-type="float">
            <text:p>6</text:p>
          </table:table-cell>
          <table:table-cell table:formula="of:=[.D37]+[.$A$32]" office:value-type="float" office:value="0.6" calcext:value-type="float">
            <text:p>0,6</text:p>
          </table:table-cell>
          <table:table-cell table:formula="of:=(1-3*[.$A$32]/2)*[.E37]+[.$A$32]/2*[.E36]+[.$A$32]" office:value-type="float" office:value="0.450013035714286" calcext:value-type="float">
            <text:p>0,450013036</text:p>
          </table:table-cell>
        </table:table-row>
        <table:table-row table:style-name="ro1">
          <table:covered-table-cell table:number-columns-repeated="2"/>
          <table:table-cell table:formula="of:=[.C38]+1" office:value-type="float" office:value="7" calcext:value-type="float">
            <text:p>7</text:p>
          </table:table-cell>
          <table:table-cell table:formula="of:=[.D38]+[.$A$32]" office:value-type="float" office:value="0.7" calcext:value-type="float">
            <text:p>0,7</text:p>
          </table:table-cell>
          <table:table-cell table:formula="of:=(1-3*[.$A$32]/2)*[.E38]+[.$A$32]/2*[.E37]+[.$A$32]" office:value-type="float" office:value="0.502132925595238" calcext:value-type="float">
            <text:p>0,502132926</text:p>
          </table:table-cell>
        </table:table-row>
        <table:table-row table:style-name="ro1">
          <table:covered-table-cell table:number-columns-repeated="2"/>
          <table:table-cell table:formula="of:=[.C39]+1" office:value-type="float" office:value="8" calcext:value-type="float">
            <text:p>8</text:p>
          </table:table-cell>
          <table:table-cell table:formula="of:=[.D39]+[.$A$32]" office:value-type="float" office:value="0.8" calcext:value-type="float">
            <text:p>0,8</text:p>
          </table:table-cell>
          <table:table-cell table:formula="of:=(1-3*[.$A$32]/2)*[.E39]+[.$A$32]/2*[.E38]+[.$A$32]" office:value-type="float" office:value="0.549313638541667" calcext:value-type="float">
            <text:p>0,549313639</text:p>
          </table:table-cell>
        </table:table-row>
        <table:table-row table:style-name="ro1">
          <table:covered-table-cell table:number-columns-repeated="2" table:style-name="Default"/>
          <table:table-cell table:formula="of:=[.C40]+1" office:value-type="float" office:value="9" calcext:value-type="float">
            <text:p>9</text:p>
          </table:table-cell>
          <table:table-cell table:formula="of:=[.D40]+[.$A$32]" office:value-type="float" office:value="0.9" calcext:value-type="float">
            <text:p>0,9</text:p>
          </table:table-cell>
          <table:table-cell table:formula="of:=(1-3*[.$A$32]/2)*[.E40]+[.$A$32]/2*[.E39]+[.$A$32]" office:value-type="float" office:value="0.592023239040179" calcext:value-type="float">
            <text:p>0,592023239</text:p>
          </table:table-cell>
        </table:table-row>
        <table:table-row table:style-name="ro1">
          <table:covered-table-cell table:number-columns-repeated="2" table:style-name="Default"/>
          <table:table-cell table:formula="of:=[.C41]+1" office:value-type="float" office:value="10" calcext:value-type="float">
            <text:p>10</text:p>
          </table:table-cell>
          <table:table-cell table:formula="of:=[.D41]+[.$A$32]" office:value-type="float" office:value="1" calcext:value-type="float">
            <text:p>1</text:p>
          </table:table-cell>
          <table:table-cell table:formula="of:=(1-3*[.$A$32]/2)*[.E41]+[.$A$32]/2*[.E40]+[.$A$32]" office:value-type="float" office:value="0.630685435111235" calcext:value-type="float">
            <text:p>0,630685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 number:title="Definido pelo usuá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9P0" style:volatile="true">
      <number:number number:decimal-places="9" loext:min-decimal-places="9" number:min-integer-digits="1" number:grouping="true"/>
    </number:number-style>
    <number:number-style style:name="N109">
      <style:text-properties fo:color="#ff0000"/>
      <number:text>-</number:text>
      <number:number number:decimal-places="9" loext:min-decimal-places="9" number:min-integer-digits="1" number:grouping="true"/>
      <style:map style:condition="value()&gt;=0" style:apply-style-name="N109P0"/>
    </number:number-style>
    <number:number-style style:name="N110" number:title="Definido pelo usuário">
      <number:number number:decimal-places="9" loext:min-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1:57:52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06-10T17:49:20.633000000</dc:date>
    <meta:editing-duration>PT1H18M58S</meta:editing-duration>
    <meta:editing-cycles>11</meta:editing-cycles>
    <meta:document-statistic meta:table-count="4" meta:cell-count="476" meta:object-count="0"/>
  </office:meta>
</office:document-meta>
</file>